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CollectionConverter.StringToCollection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CollectionConverter.convert( @ Nullable Object source , TypeDescriptor sourceType , TypeDescriptor targe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ringToCollection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CollectionConverter.matches(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